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тветы нужно давать лаконичные, достаточно продемонстрировать понимание предмет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">Пасхин Иван Павлович</text:p>
          </table:table-cell>
        </table:table-row>
        <table:table-row>
          <table:table-cell table:style-name="Таблица1.A2" table:number-columns-spanned="2" office:value-type="string">
            <text:p text:style-name="P3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Table_20_Contents">@Override <text:span text:style-name="T2">аннотация — переопределяет метод из суперкласса, </text:span></text:p>
          </table:table-cell>
        </table:table-row>
        <table:table-row>
          <table:table-cell table:style-name="Таблица1.A3" office:value-type="string">
            <text:p text:style-name="P1">Какие бывают виды классов?</text:p>
          </table:table-cell>
          <table:table-cell table:style-name="Таблица1.A2" office:value-type="string">
            <text:p text:style-name="Table_20_Contents">1 - Static member class <text:span text:style-name="T2">(создан внутри другого класса, доступен без инициализации).</text:span></text:p>
            <text:p text:style-name="Table_20_Contents"><text:span text:style-name="T2">2 - N</text:span><text:span text:style-name="T1">on-static (inner) member class - <text:s/></text:span><text:span text:style-name="T2">создаётся внутри класса, требует создание внешнего класса.</text:span></text:p>
            <text:p text:style-name="Table_20_Contents"><text:span text:style-name="T2">3 - </text:span><text:span text:style-name="T1">Anonymous</text:span><text:span text:style-name="T2"> </text:span><text:span text:style-name="T1">(</text:span><text:span text:style-name="T2">внутренний</text:span><text:span text:style-name="T1">)</text:span><text:span text:style-name="T2"> </text:span><text:span text:style-name="T1">class</text:span><text:span text:style-name="T2">–</text:span><text:span text:style-name="T1"> </text:span><text:span text:style-name="T2">одновременно определяется и создаётся один объект.</text:span></text:p>
            <text:p text:style-name="Table_20_Contents"><text:span text:style-name="T2">4 — Локальный класс </text:span><text:span text:style-name="T1">- <text:s/></text:span><text:span text:style-name="T2">создётся внутри класса, внутри метода.</text:span></text:p>
          </table:table-cell>
        </table:table-row>
        <table:table-row>
          <table:table-cell table:style-name="Таблица1.A3" office:value-type="string">
            <text:p text:style-name="P1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">Основная задача модификатора <text:span text:style-name="T1">final </text:span>-<text:span text:style-name="T1"> н</text:span>епозволять переопределять <text:s/>поля, метода или классы (делать их иммутабельными)</text:p>
          </table:table-cell>
        </table:table-row>
        <table:table-row>
          <table:table-cell table:style-name="Таблица1.A3" office:value-type="string">
            <text:p text:style-name="P1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Table_20_Contents">Try-catch</text:p>
            <text:p text:style-name="Table_20_Contents">Try-catch-catch...</text:p>
            <text:p text:style-name="Table_20_Contents">Try-Finally</text:p>
            <text:p text:style-name="Table_20_Contents">Try-catch-finally</text:p>
          </table:table-cell>
        </table:table-row>
        <table:table-row>
          <table:table-cell table:style-name="Таблица1.A3" office:value-type="string">
            <text:p text:style-name="Table_20_Contents"><text:span text:style-name="T2">Какие есть стандартные реализации интерфейса </text:span><text:span text:style-name="T1">List </text:span><text:span text:style-name="T2">и в каких ситуациях их нужно использовать?</text:span></text:p>
          </table:table-cell>
          <table:table-cell table:style-name="Таблица1.A2" office:value-type="string">
            <text:p text:style-name="P6"><text:tab/>LinkedList – <text:span text:style-name="T2">стоит использовать в случаях частого изменения в коллекции (удаления, добавления)</text:span></text:p>
            <text:p text:style-name="P6"><text:tab/>ArrayList – <text:span text:style-name="T2">стоит использовать, когда обьекты коллекции чаще используются </text:span>(.get()), <text:span text:style-name="T2">чем удаляются или добавляются новые.</text:span></text:p>
            <text:p text:style-name="P6"><text:span text:style-name="T2"><text:tab/></text:span>Vector – <text:span text:style-name="T2">похож на </text:span>arrayList, <text:span text:style-name="T2">но работает только в одном потоке, делая его медленнее, но безопаснее.</text:span></text:p>
            <text:p text:style-name="P6"><text:span text:style-name="T2"><text:tab/></text:span>Stack – <text:span text:style-name="T2">подкласс V</text:span>ector <text:span text:style-name="T2">с функциями </text:span>FIFO <text:span text:style-name="T2">и </text:span>LIFO<text:span text:style-name="T2">.</text:span></text:p>
          </table:table-cell>
        </table:table-row>
        <table:table-row>
          <table:table-cell table:style-name="Таблица1.A3" office:value-type="string">
            <text:p text:style-name="P1">В чём основная идея стримов из пакета java.util.stream?</text:p>
          </table:table-cell>
          <table:table-cell table:style-name="Таблица1.A2" office:value-type="string">
            <text:p text:style-name="Table_20_Contents">Stream api <text:span text:style-name="T2">позволяет работать с массивами и коллекциями </text:span><text:span text:style-name="T1">(фильтровать, </text:span><text:span text:style-name="T2">сортировать</text:span><text:span text:style-name="T1">, </text:span><text:span text:style-name="T2">преобразовывать), при этом не изменяя первоисточник.</text:span></text:p>
          </table:table-cell>
        </table:table-row>
        <table:table-row>
          <table:table-cell table:style-name="Таблица1.A2" table:number-columns-spanned="2" office:value-type="string">
            <text:p text:style-name="P2">Разное</text:p>
          </table:table-cell>
          <table:covered-table-cell/>
        </table:table-row>
        <table:table-row>
          <table:table-cell table:style-name="Таблица1.A3" office:value-type="string">
            <text:p text:style-name="P1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Table_20_Contents">1- <text:span text:style-name="T2">если два объекты </text:span><text:span text:style-name="T1">equals() </text:span><text:span text:style-name="T2">равны, то у них должен быть одинаковый </text:span><text:span text:style-name="T1">hashCode, </text:span><text:span text:style-name="T2">но не обязательно наоборот.</text:span></text:p>
            <text:p text:style-name="Table_20_Contents"><text:span text:style-name="T2">2- </text:span><text:span text:style-name="T1">hashCode </text:span><text:span text:style-name="T2">всегда должен возвращаться одинаковым при нескольких запросов на объект (если его поля не изменялись).</text:span></text:p>
            <text:p text:style-name="Table_20_Contents"><text:span text:style-name="T2"><text:s/>Умножение промежуточного результата на простое число позволяет минимизировать шанс коллизии.</text:span></text:p>
          </table:table-cell>
        </table:table-row>
        <table:table-row>
          <table:table-cell table:style-name="Таблица1.A3" office:value-type="string">
            <text:p text:style-name="P1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Table_20_Contents">UTF-8 <text:span text:style-name="T2">позволяет работать совместимо с большинством стандартов, при этом занимая наименьшее количество памяти.</text:span></text:p>
          </table:table-cell>
        </table:table-row>
        <text:soft-page-break/>
        <table:table-row>
          <table:table-cell table:style-name="Таблица1.A3" office:value-type="string">
            <text:p text:style-name="P1">Сравните форматы <text:span text:style-name="T1">XML </text:span>и <text:span text:style-name="T1">JSON. </text:span>Когда какой использовать?</text:p>
          </table:table-cell>
          <table:table-cell table:style-name="Таблица1.A2" office:value-type="string">
            <text:p text:style-name="P1">Формат <text:span text:style-name="T1">JSON </text:span>предпочтительнее использовать при передаче информации (компактнее, проще для чтения),</text:p>
            <text:p text:style-name="P1">и работе клиента.</text:p>
            <text:p text:style-name="P1">Формат <text:span text:style-name="T1">XML </text:span>использует более строгую и большую по размеру структуру — таким образом предпочтительнее </text:p>
            <text:p text:style-name="P1">использовать при разметке и т.д</text:p>
          </table:table-cell>
        </table:table-row>
        <table:table-row>
          <table:table-cell table:style-name="Таблица1.A3" office:value-type="string">
            <text:p text:style-name="P1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Table_20_Contents">1. Б<text:span text:style-name="T2">раузер принимает </text:span><text:span text:style-name="T1">url, </text:span><text:span text:style-name="T2">отправляет его на </text:span><text:span text:style-name="T1">dns </text:span><text:span text:style-name="T2">для распознания </text:span><text:span text:style-name="T1">ip-</text:span><text:span text:style-name="T2">адрес домена.</text:span></text:p>
            <text:p text:style-name="Table_20_Contents"><text:span text:style-name="T2">2. Браузер отправляет </text:span><text:span text:style-name="T1">HTTP </text:span><text:span text:style-name="T2">запрос на данный </text:span><text:span text:style-name="T1">ip.</text:span></text:p>
            <text:p text:style-name="Table_20_Contents"><text:span text:style-name="T1">3. </text:span><text:span text:style-name="T2">Сервер принимает /запрос (</text:span><text:span text:style-name="T1">crud </text:span><text:span text:style-name="T2">функции, например).</text:span></text:p>
            <text:p text:style-name="Table_20_Contents"><text:span text:style-name="T2">4. Обработав запрос сервер отправляет новый </text:span><text:span text:style-name="T1">HTTP </text:span><text:span text:style-name="T2">запрос обратно.</text:span></text:p>
            <text:p text:style-name="Table_20_Contents"><text:span text:style-name="T2">5. Браузер преобразовывает полученный </text:span><text:span text:style-name="T1">HTTP </text:span><text:span text:style-name="T2">запрос для пользователя. 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0$Win32 OpenOffice.org_project/4110m2$Build-9807</meta:generator>
    <dc:date>2023-10-01T01:01:09.53</dc:date>
    <meta:editing-duration>PT9M27S</meta:editing-duration>
    <meta:editing-cycles>3</meta:editing-cycles>
    <meta:document-statistic meta:table-count="1" meta:image-count="0" meta:object-count="0" meta:page-count="2" meta:paragraph-count="43" meta:word-count="368" meta:character-count="2737"/>
    <dc:creator>ivanp </dc:creator>
  </office:meta>
</office:document-meta>
</file>